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Courier New" svg:font-family="'Courier New'" style:font-family-generic="modern" style:font-pitch="fixed"/>
    <style:font-face style:name="JetBrainsMonoNL" svg:font-family="JetBrainsMonoNL, Menlo, Monaco, 'Courier New', monospace"/>
    <style:font-face style:name="JetBrainsMonoNL1" svg:font-family="JetBrainsMonoNL, Menlo, Monaco, 'Courier New', monospace, 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udio-Feixen-Sans" svg:font-family="Studio-Feixen-Sans, Arial, sans-serif"/>
  </office:font-face-decls>
  <office:automatic-styles>
    <style:style style:name="P1" style:family="paragraph" style:parent-style-name="Text_20_body">
      <style:paragraph-properties fo:margin-left="0cm" fo:margin-right="0cm" fo:margin-top="0cm" fo:margin-bottom="0.212cm" style:contextual-spacing="false" fo:line-height="150%" fo:orphans="2" fo:widows="2" fo:text-indent="0cm" style:auto-text-indent="false" fo:padding="0cm" fo:border="none"/>
      <style:text-properties fo:font-variant="normal" fo:text-transform="none" fo:color="#05192d" loext:opacity="100%" style:font-name="Studio-Feixen-Sans" fo:font-size="10.5pt" fo:letter-spacing="normal" fo:font-style="normal" fo:font-weight="normal"/>
    </style:style>
    <style:style style:name="P2" style:family="paragraph" style:parent-style-name="Text_20_body">
      <style:paragraph-properties fo:margin-left="0.053cm" fo:margin-right="0.053cm" fo:margin-top="0cm" fo:margin-bottom="0cm" style:contextual-spacing="false" fo:line-height="150%" fo:orphans="2" fo:widows="2" fo:text-indent="0cm" style:auto-text-indent="false" fo:padding="0cm" fo:border="none"/>
    </style:style>
    <style:style style:name="P3"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5192d" loext:opacity="100%" style:font-name="Studio-Feixen-Sans" fo:font-size="10.5pt" fo:letter-spacing="normal" fo:font-style="normal" fo:font-weight="normal"/>
    </style:style>
    <style:style style:name="P4" style:family="paragraph" style:parent-style-name="Text_20_body" style:list-style-name="L1">
      <style:paragraph-properties fo:margin-left="0.053cm" fo:margin-right="0.053cm" fo:margin-top="0cm" fo:margin-bottom="0cm" style:contextual-spacing="false" fo:orphans="2" fo:widows="2" fo:text-indent="0cm" style:auto-text-indent="false" fo:padding="0cm" fo:border="none"/>
    </style:style>
    <style:style style:name="P5"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5192d" loext:opacity="100%" style:font-name="Studio-Feixen-Sans" fo:font-size="10.5pt" fo:letter-spacing="normal" fo:font-style="normal" fo:font-weight="normal"/>
    </style:style>
    <style:style style:name="P6" style:family="paragraph" style:parent-style-name="Preformatted_20_Text">
      <loext:graphic-properties draw:fill="solid" draw:fill-color="#efeff5" draw:opacity="100%"/>
      <style:paragraph-properties fo:margin-left="0.053cm" fo:margin-right="0.106cm" fo:margin-top="0cm" fo:margin-bottom="0cm" style:contextual-spacing="false" fo:line-height="150%" fo:text-align="start" style:justify-single-word="false" fo:orphans="2" fo:widows="2" fo:text-indent="0cm" style:auto-text-indent="false" fo:background-color="#efeff5" fo:padding="0.049cm" fo:border="0.06pt solid #dddddd"/>
    </style:style>
    <style:style style:name="P7" style:family="paragraph" style:parent-style-name="Text_20_body">
      <style:paragraph-properties fo:margin-left="0cm" fo:margin-right="0cm" fo:margin-top="0cm" fo:margin-bottom="0.212cm" style:contextual-spacing="false" fo:line-height="150%" fo:orphans="2" fo:widows="2" fo:text-indent="0cm" style:auto-text-indent="false" fo:padding="0cm" fo:border="none"/>
      <style:text-properties fo:color="#05192d" loext:opacity="100%" style:font-name="Studio-Feixen-Sans" fo:font-size="10.5pt" fo:font-weight="normal" officeooo:paragraph-rsid="0012e0d1"/>
    </style:style>
    <style:style style:name="P8" style:family="paragraph" style:parent-style-name="Standard">
      <style:paragraph-properties style:line-height-at-least="0.503cm"/>
      <style:text-properties fo:color="#000000" loext:opacity="100%" style:font-name="Courier New" fo:background-color="#ffffff"/>
    </style:style>
    <style:style style:name="P9" style:family="paragraph" style:parent-style-name="Standard">
      <style:paragraph-properties fo:margin-left="0cm" fo:margin-right="0cm" style:line-height-at-least="0.503cm" fo:text-indent="0cm" style:auto-text-indent="false"/>
      <style:text-properties fo:color="#000000" loext:opacity="100%" style:font-name="Courier New" fo:font-size="10.5pt" fo:font-weight="normal" fo:background-color="#ffffff"/>
    </style:style>
    <style:style style:name="P10" style:family="paragraph" style:parent-style-name="Standard">
      <style:text-properties style:font-name="Courier New" officeooo:paragraph-rsid="0012e0d1"/>
    </style:style>
    <style:style style:name="P11" style:family="paragraph" style:parent-style-name="Standard">
      <style:paragraph-properties fo:margin-left="0cm" fo:margin-right="0cm" style:line-height-at-least="0.556cm" fo:text-indent="0cm" style:auto-text-indent="false"/>
      <style:text-properties fo:color="#000000" loext:opacity="100%" style:font-name="Courier New" fo:font-size="12pt" fo:font-weight="normal" fo:background-color="#ffffff"/>
    </style:style>
    <style:style style:name="P12" style:family="paragraph" style:parent-style-name="Standard">
      <style:paragraph-properties fo:margin-left="0cm" fo:margin-right="0cm" style:line-height-at-least="0.556cm" fo:text-indent="0cm" style:auto-text-indent="false"/>
      <style:text-properties fo:color="#000000" loext:opacity="100%" style:font-name="Courier New" fo:background-color="#ffffff"/>
    </style:style>
    <style:style style:name="P13" style:family="paragraph" style:parent-style-name="Standard">
      <style:paragraph-properties style:line-height-at-least="0.556cm"/>
      <style:text-properties fo:color="#000000" loext:opacity="100%" style:font-name="Courier New" fo:background-color="#ffffff"/>
    </style:style>
    <style:style style:name="P14" style:family="paragraph" style:parent-style-name="Standard">
      <style:text-properties style:font-name="Courier New"/>
    </style:style>
    <style:style style:name="P15" style:family="paragraph" style:parent-style-name="Standard">
      <style:text-properties fo:color="#000000" loext:opacity="100%" style:font-name="JetBrainsMonoNL1" fo:font-size="12pt" fo:font-weight="normal" fo:background-color="#ffffff"/>
    </style:style>
    <style:style style:name="P16" style:family="paragraph" style:parent-style-name="Standard">
      <style:paragraph-properties fo:margin-left="0cm" fo:margin-right="0cm" style:line-height-at-least="0.556cm" fo:text-indent="0cm" style:auto-text-indent="false"/>
      <style:text-properties fo:color="#000000" loext:opacity="100%" fo:background-color="#ffffff"/>
    </style:style>
    <style:style style:name="P17" style:family="paragraph" style:parent-style-name="Standard">
      <style:paragraph-properties fo:margin-left="0cm" fo:margin-right="0cm" style:line-height-at-least="0.556cm" fo:text-indent="0cm" style:auto-text-indent="false"/>
      <style:text-properties fo:color="#000000" loext:opacity="100%" style:font-name="JetBrainsMonoNL1" fo:font-size="12pt" fo:font-weight="normal" fo:background-color="#ffffff"/>
    </style:style>
    <style:style style:name="P18" style:family="paragraph" style:parent-style-name="Standard">
      <style:paragraph-properties style:line-height-at-least="0.556cm"/>
      <style:text-properties fo:color="#000000" loext:opacity="100%" fo:background-color="#ffffff"/>
    </style:style>
    <style:style style:name="T1" style:family="text">
      <style:text-properties officeooo:rsid="001067d0"/>
    </style:style>
    <style:style style:name="T2" style:family="text">
      <style:text-properties fo:font-variant="normal" fo:text-transform="none" fo:color="#05192d" loext:opacity="100%" style:font-name="Studio-Feixen-Sans" fo:font-size="10.5pt" fo:letter-spacing="normal" fo:font-style="normal" fo:font-weight="normal"/>
    </style:style>
    <style:style style:name="T3" style:family="text">
      <style:text-properties fo:font-variant="normal" fo:text-transform="none" fo:color="#05192d" loext:opacity="100%" style:font-name="JetBrainsMonoNL" fo:font-size="9pt" fo:letter-spacing="normal" fo:font-style="normal" fo:font-weight="normal" fo:background-color="#efeff5" loext:char-shading-value="0" loext:padding="0cm" loext:border="none"/>
    </style:style>
    <style:style style:name="T4" style:family="text">
      <style:text-properties fo:font-variant="normal" fo:text-transform="none" fo:color="#0000ff" loext:opacity="100%" style:font-name="JetBrainsMonoNL" fo:font-size="10.5pt" fo:letter-spacing="normal" fo:font-style="normal" fo:font-weight="normal" fo:background-color="#efeff5" loext:char-shading-value="0" loext:padding="0cm" loext:border="none"/>
    </style:style>
    <style:style style:name="T5" style:family="text">
      <style:text-properties fo:font-variant="normal" fo:text-transform="none" fo:color="#05192d" loext:opacity="100%" style:font-name="JetBrainsMonoNL" fo:font-size="10.5pt" fo:letter-spacing="normal" fo:font-style="normal" fo:font-weight="normal" fo:background-color="#efeff5" loext:char-shading-value="0" loext:padding="0cm" loext:border="none"/>
    </style:style>
    <style:style style:name="T6" style:family="text">
      <style:text-properties fo:font-variant="normal" fo:text-transform="none" fo:color="#393a34" loext:opacity="100%" style:font-name="JetBrainsMonoNL" fo:font-size="10.5pt" fo:letter-spacing="normal" fo:font-style="normal" fo:font-weight="normal" fo:background-color="#efeff5" loext:char-shading-value="0" loext:padding="0cm" loext:border="none"/>
    </style:style>
    <style:style style:name="T7" style:family="text">
      <style:text-properties fo:font-variant="normal" fo:text-transform="none" fo:color="#05192d" loext:opacity="100%" fo:letter-spacing="normal" fo:background-color="#efeff5" loext:char-shading-value="0" loext:padding="0cm" loext:border="none"/>
    </style:style>
    <style:style style:name="T8" style:family="text">
      <style:text-properties fo:font-variant="normal" fo:text-transform="none" fo:color="#36acaa" loext:opacity="100%" style:font-name="JetBrainsMonoNL" fo:font-size="10.5pt" fo:letter-spacing="normal" fo:font-style="normal" fo:font-weight="normal" fo:background-color="#efeff5" loext:char-shading-value="0" loext:padding="0cm" loext:border="none"/>
    </style:style>
    <style:style style:name="T9" style:family="text">
      <style:text-properties fo:font-variant="normal" fo:text-transform="none" fo:color="#008000" loext:opacity="100%" style:font-name="JetBrainsMonoNL" fo:font-size="10.5pt" fo:letter-spacing="normal" fo:font-style="italic" fo:font-weight="normal" fo:background-color="#efeff5" loext:char-shading-value="0" loext:padding="0cm" loext:border="none"/>
    </style:style>
    <style:style style:name="T10" style:family="text">
      <style:text-properties fo:font-variant="normal" fo:text-transform="none" fo:color="#000000" loext:opacity="100%" style:font-name="Courier New" fo:letter-spacing="normal" fo:font-style="normal" fo:background-color="#ffffff" loext:char-shading-value="0"/>
    </style:style>
    <style:style style:name="T11" style:family="text">
      <style:text-properties fo:color="#000000" loext:opacity="100%" style:font-name="Courier New" fo:background-color="#ffffff" loext:char-shading-value="0"/>
    </style:style>
    <style:style style:name="T12" style:family="text">
      <style:text-properties fo:font-size="12pt" fo:font-weight="normal"/>
    </style:style>
    <style:style style:name="T13" style:family="text">
      <style:text-properties style:font-name="JetBrainsMonoNL1" fo:font-size="12pt" fo:font-weight="normal"/>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Y</text:span>ou worked on Basic Testing Types, chapter 3 of the course Introduction to Testing in Python. Here is what you covered in your last lesson:</text:p>
      <text:p text:style-name="P2"><text:span text:style-name="T2">You learned about the concept of fixture teardowns in pytest, which are crucial for cleaning up resources after tests to prevent issues like memory leaks and performance degradation. Fixture teardowns are implemented using the </text:span><text:span text:style-name="Source_20_Text"><text:span text:style-name="T3">yield</text:span></text:span><text:span text:style-name="T2"> keyword in a pytest fixture, marking the separation between setup and teardown phases. This approach ensures that resources are properly released after a test, maintaining the integrity and performance of the testing environment. Key points include:</text:span></text:p>
      <text:list text:style-name="L1">
        <text:list-item>
          <text:p text:style-name="P3">Understanding the importance of teardowns in testing environments to clean up resources and prevent memory leaks, performance issues, and invalid test results.</text:p>
        </text:list-item>
        <text:list-item>
          <text:p text:style-name="P4"><text:span text:style-name="T2">Learning how to use the </text:span><text:span text:style-name="Source_20_Text"><text:span text:style-name="T3">yield</text:span></text:span><text:span text:style-name="T2"> keyword in pytest fixtures to implement teardowns, with </text:span><text:span text:style-name="Source_20_Text"><text:span text:style-name="T3">yield</text:span></text:span><text:span text:style-name="T2"> marking the transition from setup to teardown.</text:span></text:p>
        </text:list-item>
        <text:list-item>
          <text:p text:style-name="P5">Recognizing when teardowns are particularly important, such as when dealing with large objects or multiple tests that could interfere with each other without proper cleanup.</text:p>
        </text:list-item>
      </text:list>
      <text:p text:style-name="P1">Here's an example of implementing a teardown in a pytest fixture:</text:p>
      <text:p text:style-name="P6"><text:span text:style-name="Source_20_Text"><text:span text:style-name="T4">import</text:span></text:span><text:span text:style-name="Source_20_Text"><text:span text:style-name="T5"> pytest</text:span></text:span></text:p>
      <text:p text:style-name="P6"/>
      <text:p text:style-name="P6"><text:span text:style-name="Source_20_Text"><text:span text:style-name="T6">@pytest.fixture</text:span></text:span></text:p>
      <text:p text:style-name="P6"><text:span text:style-name="Source_20_Text"><text:span text:style-name="T4">def</text:span></text:span><text:span text:style-name="Source_20_Text"><text:span text:style-name="T5"> </text:span></text:span><text:span text:style-name="Source_20_Text"><text:span text:style-name="T6">prepare_data():</text:span></text:span></text:p>
      <text:p text:style-name="P6"><text:span text:style-name="Source_20_Text"><text:span text:style-name="T7"><text:s text:c="4"/></text:span></text:span><text:span text:style-name="Source_20_Text"><text:span text:style-name="T5">data </text:span></text:span><text:span text:style-name="Source_20_Text"><text:span text:style-name="T6">=</text:span></text:span><text:span text:style-name="Source_20_Text"><text:span text:style-name="T5"> </text:span></text:span><text:span text:style-name="Source_20_Text"><text:span text:style-name="T6">[</text:span></text:span><text:span text:style-name="Source_20_Text"><text:span text:style-name="T5">i </text:span></text:span><text:span text:style-name="Source_20_Text"><text:span text:style-name="T4">for</text:span></text:span><text:span text:style-name="Source_20_Text"><text:span text:style-name="T5"> i </text:span></text:span><text:span text:style-name="Source_20_Text"><text:span text:style-name="T4">in</text:span></text:span><text:span text:style-name="Source_20_Text"><text:span text:style-name="T5"> range</text:span></text:span><text:span text:style-name="Source_20_Text"><text:span text:style-name="T6">(</text:span></text:span><text:span text:style-name="Source_20_Text"><text:span text:style-name="T8">10</text:span></text:span><text:span text:style-name="Source_20_Text"><text:span text:style-name="T6">)]</text:span></text:span></text:p>
      <text:p text:style-name="P6"><text:span text:style-name="Source_20_Text"><text:span text:style-name="T7"><text:s text:c="4"/></text:span></text:span><text:span text:style-name="Source_20_Text"><text:span text:style-name="T4">yield</text:span></text:span><text:span text:style-name="Source_20_Text"><text:span text:style-name="T5"> data <text:s/></text:span></text:span><text:span text:style-name="Source_20_Text"><text:span text:style-name="T9"># Setup phase ends and teardown begins after this line</text:span></text:span></text:p>
      <text:p text:style-name="P6"><text:span text:style-name="Source_20_Text"><text:span text:style-name="T7"><text:s text:c="4"/></text:span></text:span><text:span text:style-name="Source_20_Text"><text:span text:style-name="T5">data</text:span></text:span><text:span text:style-name="Source_20_Text"><text:span text:style-name="T6">.</text:span></text:span><text:span text:style-name="Source_20_Text"><text:span text:style-name="T5">clear</text:span></text:span><text:span text:style-name="Source_20_Text"><text:span text:style-name="T6">()</text:span></text:span><text:span text:style-name="Source_20_Text"><text:span text:style-name="T5"> <text:s/></text:span></text:span><text:span text:style-name="Source_20_Text"><text:span text:style-name="T9"># Clear the data list</text:span></text:span></text:p>
      <text:p text:style-name="P6"><text:span text:style-name="Source_20_Text"><text:span text:style-name="T7"><text:s text:c="4"/></text:span></text:span><text:span text:style-name="Source_20_Text"><text:span text:style-name="T4">del</text:span></text:span><text:span text:style-name="Source_20_Text"><text:span text:style-name="T5"> data <text:s/></text:span></text:span><text:span text:style-name="Source_20_Text"><text:span text:style-name="T9"># Delete the data variable</text:span></text:span></text:p>
      <text:p text:style-name="P1">This lesson emphasized the necessity of teardowns in any testing scenario involving more than a trivial amount of resources or tests, highlighting how proper cleanup ensures reliable, efficient testing processes.</text:p>
      <text:p text:style-name="P1">The goal of the next lesson is to explore advanced features of pytest fixtures, enhancing test efficiency and organization.</text:p>
      <text:p text:style-name="P7"><text:span text:style-name="T10">------------------------------------------------------------------------------------------------------------------------------------</text:span></text:p>
      <text:p text:style-name="P7"><text:span text:style-name="T11">import pytest</text:span></text:p>
      <text:p text:style-name="P8"/>
      <text:p text:style-name="P9">@pytest.fixture</text:p>
      <text:p text:style-name="P9">def prepare_data():</text:p>
      <text:p text:style-name="P9">return [i for i in range(10)]</text:p>
      <text:p text:style-name="P8"/>
      <text:p text:style-name="P9">def test_elements(prepare_data):</text:p>
      <text:p text:style-name="P9">assert 9 in prepare_data</text:p>
      <text:p text:style-name="P9">assert 10 not in prepare_data</text:p>
      <text:p text:style-name="P1"/>
      <text:p text:style-name="P10">------------------------------------------------------------------------------------------------------------------------------------</text:p>
      <text:p text:style-name="P11"><text:soft-page-break/>def factorial(n):</text:p>
      <text:p text:style-name="P12">    <text:span text:style-name="T12">if n == 0: return 1</text:span></text:p>
      <text:p text:style-name="P12">    <text:span text:style-name="T12">elif (type(n) == int):</text:span></text:p>
      <text:p text:style-name="P12">        <text:span text:style-name="T12">return n * factorial(n-1)</text:span></text:p>
      <text:p text:style-name="P12">    <text:span text:style-name="T12">else: return -1</text:span></text:p>
      <text:p text:style-name="P13"/>
      <text:p text:style-name="P11"># Test case: input of a wrong type</text:p>
      <text:p text:style-name="P11">def test_str():</text:p>
      <text:p text:style-name="P12">    <text:span text:style-name="T12">assert factorial('5') == -1</text:span></text:p>
      <text:p text:style-name="P12">    <text:span text:style-name="T12">print('Test passed')</text:span></text:p>
      <text:p text:style-name="P13"/>
      <text:p text:style-name="P11">test_str()</text:p>
      <text:p text:style-name="P11"/>
      <text:p text:style-name="P10">------------------------------------------------------------------------------------------------------------------------------------</text:p>
      <text:p text:style-name="Standard"/>
      <text:p text:style-name="P14">import pytest</text:p>
      <text:p text:style-name="P14">import pandas as pd</text:p>
      <text:p text:style-name="P14">import numpy as np</text:p>
      <text:p text:style-name="P14"/>
      <text:p text:style-name="P14">def test_aggregated_is_series(aggregated):</text:p>
      <text:p text:style-name="P14"><text:s text:c="4"/>assert isinstance(aggregated, pd.Series), "aggregated should be a pandas Series"</text:p>
      <text:p text:style-name="P14"/>
      <text:p text:style-name="P14">def test_aggregated_not_empty(aggregated):</text:p>
      <text:p text:style-name="P14"><text:s text:c="4"/>assert len(aggregated) &gt; 0, "aggregated should have more than 0 rows"</text:p>
      <text:p text:style-name="P14"/>
      <text:p text:style-name="P14">def test_aggregated_dtype(aggregated):</text:p>
      <text:p text:style-name="P14"><text:s text:c="4"/>assert np.issubdtype(aggregated.dtype, np.number), "aggregated should have a numeric dtype (int or float)"</text:p>
      <text:p text:style-name="P14"/>
      <text:p text:style-name="P14">------------------------------------------------------------------------------------------------------------------------------------</text:p>
      <text:p text:style-name="P14"/>
      <text:p text:style-name="P15">def create_list():</text:p>
      <text:p text:style-name="P16">    <text:span text:style-name="T13">return [i for i in range(1000)]</text:span></text:p>
      <text:p text:style-name="P17">def create_set():</text:p>
      <text:p text:style-name="P16">    <text:span text:style-name="T13">return set([i for i in range(1000)])</text:span></text:p>
      <text:p text:style-name="P17">def find(it, el=50):</text:p>
      <text:p text:style-name="P16">    <text:span text:style-name="T13">return el in it</text:span></text:p>
      <text:p text:style-name="P18"/>
      <text:p text:style-name="P17"># Write the performance test for a list</text:p>
      <text:p text:style-name="P17">def test_list(benchmark):</text:p>
      <text:p text:style-name="P16">    <text:span text:style-name="T13">benchmark(find, it=create_list())</text:span></text:p>
      <text:p text:style-name="P18"/>
      <text:p text:style-name="P17"># Write the performance test for a set</text:p>
      <text:p text:style-name="P17">def test_set(benchmark):</text:p>
      <text:p text:style-name="P16">    <text:span text:style-name="T13">benchmark(find, it=create_set())</text:span></text:p>
      <text:p text:style-name="P17"><text:soft-page-break/>------------------------------------------------------------------------------------------------------------------------------------</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7">def test_list(benchmark):</text:p>
      <text:p text:style-name="P16">    <text:span text:style-name="T13"># Add decorator here</text:span></text:p>
      <text:p text:style-name="P16">    <text:span text:style-name="T13">@benchmark</text:span></text:p>
      <text:p text:style-name="P16">    <text:span text:style-name="T13">def iterate_list():</text:span></text:p>
      <text:p text:style-name="P16">        <text:span text:style-name="T13"># Complete the loop here</text:span></text:p>
      <text:p text:style-name="P16">        <text:span text:style-name="T13">for el in [i for i in range(1000)]:</text:span></text:p>
      <text:p text:style-name="P16">            <text:span text:style-name="T13">pass</text:span></text:p>
      <text:p text:style-name="P18"/>
      <text:p text:style-name="P17">def test_set(benchmark):</text:p>
      <text:p text:style-name="P16">    <text:span text:style-name="T13"># Add decorator here</text:span></text:p>
      <text:p text:style-name="P16">    <text:span text:style-name="T13">@benchmark</text:span></text:p>
      <text:p text:style-name="P16">    <text:span text:style-name="T13">def iterate_set():</text:span></text:p>
      <text:p text:style-name="P16">        <text:span text:style-name="T13"># Complete the loop here</text:span></text:p>
      <text:p text:style-name="P16">        <text:span text:style-name="T13">for el in {i for i in range(1000)}:</text:span></text:p>
      <text:p text:style-name="P16">            <text:span text:style-name="T13">pass</text:span></text:p>
      <text:p text:style-name="P16"><text:span text:style-name="T13"/></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Courier New" svg:font-family="'Courier New'" style:font-family-generic="modern" style:font-pitch="fixed"/>
    <style:font-face style:name="JetBrainsMonoNL" svg:font-family="JetBrainsMonoNL, Menlo, Monaco, 'Courier New', monospace"/>
    <style:font-face style:name="JetBrainsMonoNL1" svg:font-family="JetBrainsMonoNL, Menlo, Monaco, 'Courier New', monospace, 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udio-Feixen-Sans" svg:font-family="Studio-Feixen-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02:49:54.451000000</meta:creation-date>
    <dc:date>2025-02-03T02:52:49.113000000</dc:date>
    <meta:editing-duration>PT19M20S</meta:editing-duration>
    <meta:editing-cycles>5</meta:editing-cycles>
    <meta:generator>LibreOffice/24.8.4.2$Windows_X86_64 LibreOffice_project/bb3cfa12c7b1bf994ecc5649a80400d06cd71002</meta:generator>
    <meta:document-statistic meta:table-count="0" meta:image-count="0" meta:object-count="0" meta:page-count="3" meta:paragraph-count="72" meta:word-count="469" meta:character-count="3915" meta:non-whitespace-character-count="3362"/>
  </office:meta>
</office:document-meta>
</file>